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1.522cm" fo:min-width="8.272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svg:stroke-width="0.053cm" draw:marker-start="Arrowheads_20_1" draw:marker-start-width="0.3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406cm" fo:min-width="3.15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406cm" fo:min-width="3.656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9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1.522cm" fo:min-width="6.523cm" fo:padding-top="0.142cm" fo:padding-bottom="0.142cm" fo:padding-left="0.267cm" fo:padding-right="0.267cm"/>
    </style:style>
    <style:style style:name="gr10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.676cm" fo:min-width="4.676cm" fo:padding-top="0.178cm" fo:padding-bottom="0.178cm" fo:padding-left="0.303cm" fo:padding-right="0.303cm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</style:style>
    <style:style style:name="gr13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.9cm" fo:min-width="5.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.9cm" fo:min-width="3.249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.9cm" fo:min-width="3.499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9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.359cm" fo:min-width="10.709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fo:min-height="1.021cm"/>
      <style:paragraph-properties style:writing-mode="lr-tb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cm" svg:height="1.5cm" svg:x="6cm" svg:y="1.5cm">
          <draw:text-box>
            <text:p text:style-name="P1"><text:span text:style-name="T1">Critical Path : visual plan</text:span></text:p>
          </draw:text-box>
        </draw:frame>
        <draw:g>
          <draw:custom-shape draw:style-name="gr2" draw:text-style-name="P3" draw:layer="layout" svg:width="9cm" svg:height="2cm" svg:x="6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8cm" svg:height="1.25cm" svg:x="6.5cm" svg:y="3.5cm">
            <draw:text-box>
              <text:p>Logic to create data types</text:p>
            </draw:text-box>
          </draw:frame>
        </draw:g>
        <draw:g>
          <draw:custom-shape draw:style-name="gr2" draw:text-style-name="P3" draw:layer="layout" svg:width="9cm" svg:height="2cm" svg:x="6.001cm" svg:y="6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8cm" svg:height="1.25cm" svg:x="6.501cm" svg:y="6.501cm">
            <draw:text-box>
              <text:p>Logic to write data to db</text:p>
            </draw:text-box>
          </draw:frame>
        </draw:g>
        <draw:g>
          <draw:custom-shape draw:style-name="gr2" draw:text-style-name="P3" draw:layer="layout" svg:width="9cm" svg:height="2cm" svg:x="6.001cm" svg:y="9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8cm" svg:height="1.25cm" svg:x="6.501cm" svg:y="9.501cm">
            <draw:text-box>
              <text:p>Logic to create files</text:p>
            </draw:text-box>
          </draw:frame>
        </draw:g>
        <draw:g>
          <draw:custom-shape draw:style-name="gr2" draw:text-style-name="P3" draw:layer="layout" svg:width="9cm" svg:height="2cm" svg:x="6.001cm" svg:y="12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8cm" svg:height="1.25cm" svg:x="6.501cm" svg:y="12.501cm">
            <draw:text-box>
              <text:p>Logic to write into files</text:p>
            </draw:text-box>
          </draw:frame>
        </draw:g>
        <draw:line draw:style-name="gr4" draw:text-style-name="P5" draw:layer="layout" svg:x1="10.063cm" svg:y1="9.103cm" svg:x2="10.063cm" svg:y2="7.971cm">
          <text:p/>
        </draw:line>
        <draw:line draw:style-name="gr4" draw:text-style-name="P5" draw:layer="layout" svg:x1="10.063cm" svg:y1="6.19cm" svg:x2="10.063cm" svg:y2="5.058cm">
          <text:p/>
        </draw:line>
        <draw:line draw:style-name="gr4" draw:text-style-name="P5" draw:layer="layout" svg:x1="10.063cm" svg:y1="12.09cm" svg:x2="10.063cm" svg:y2="10.958cm">
          <text:p/>
        </draw:line>
        <draw:g>
          <draw:custom-shape draw:style-name="gr5" draw:text-style-name="P3" draw:layer="layout" svg:width="4cm" svg:height="3cm" svg:x="1.1cm" svg:y="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7" draw:layer="layout" svg:width="3.5cm" svg:height="2.75cm" svg:x="1.4cm" svg:y="15.1cm">
            <draw:text-box>
              <text:p text:style-name="P6"><text:span text:style-name="T2">Logic to read a single record from db</text:span></text:p>
            </draw:text-box>
          </draw:frame>
        </draw:g>
        <draw:g>
          <draw:custom-shape draw:style-name="gr5" draw:text-style-name="P3" draw:layer="layout" svg:width="4cm" svg:height="3cm" svg:x="6.001cm" svg:y="15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7" draw:layer="layout" svg:width="3.5cm" svg:height="2.75cm" svg:x="6.301cm" svg:y="15.101cm">
            <draw:text-box>
              <text:p text:style-name="P6"><text:span text:style-name="T2">Logic to read al records from db</text:span></text:p>
            </draw:text-box>
          </draw:frame>
        </draw:g>
        <draw:g>
          <draw:custom-shape draw:style-name="gr5" draw:text-style-name="P3" draw:layer="layout" svg:width="4cm" svg:height="3cm" svg:x="11.001cm" svg:y="15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7" draw:layer="layout" svg:width="3.5cm" svg:height="2.75cm" svg:x="11.301cm" svg:y="15.101cm">
            <draw:text-box>
              <text:p text:style-name="P6"><text:span text:style-name="T2">Logic to delete a single record from db</text:span></text:p>
            </draw:text-box>
          </draw:frame>
        </draw:g>
        <draw:g>
          <draw:custom-shape draw:style-name="gr5" draw:text-style-name="P3" draw:layer="layout" svg:width="4cm" svg:height="3cm" svg:x="15.901cm" svg:y="15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7" draw:layer="layout" svg:width="3.5cm" svg:height="2.75cm" svg:x="16.201cm" svg:y="15.101cm">
            <draw:text-box>
              <text:p text:style-name="P6"><text:span text:style-name="T2">Logic to delete all records from db</text:span></text:p>
            </draw:text-box>
          </draw:frame>
        </draw:g>
      </draw:page>
      <draw:page draw:name="page2" draw:style-name="dp1" draw:master-page-name="Default">
        <draw:frame draw:style-name="gr1" draw:text-style-name="P2" draw:layer="layout" svg:width="9cm" svg:height="1.5cm" svg:x="6cm" svg:y="1.5cm">
          <draw:text-box>
            <text:p text:style-name="P1"><text:span text:style-name="T1">Struct Methods</text:span></text:p>
          </draw:text-box>
        </draw:frame>
        <draw:g>
          <draw:custom-shape draw:style-name="gr2" draw:text-style-name="P3" draw:layer="layout" svg:width="9cm" svg:height="2cm" svg:x="8.999cm" svg:y="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8" draw:layer="layout" svg:width="8cm" svg:height="1.25cm" svg:x="9.499cm" svg:y="4.399cm">
            <draw:text-box>
              <text:p text:style-name="P5">read all data</text:p>
            </draw:text-box>
          </draw:frame>
        </draw:g>
        <draw:g>
          <draw:custom-shape draw:style-name="gr2" draw:text-style-name="P3" draw:layer="layout" svg:width="9cm" svg:height="2cm" svg:x="9cm" svg:y="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8cm" svg:height="1.25cm" svg:x="9.5cm" svg:y="7.4cm">
            <draw:text-box>
              <text:p text:style-name="P5">read</text:p>
            </draw:text-box>
          </draw:frame>
        </draw:g>
        <draw:g>
          <draw:custom-shape draw:style-name="gr2" draw:text-style-name="P3" draw:layer="layout" svg:width="9cm" svg:height="2cm" svg:x="9cm" svg:y="9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8cm" svg:height="1.25cm" svg:x="9.5cm" svg:y="10.4cm">
            <draw:text-box>
              <text:p text:style-name="P5">delete</text:p>
            </draw:text-box>
          </draw:frame>
        </draw:g>
        <draw:g>
          <draw:custom-shape draw:style-name="gr2" draw:text-style-name="P3" draw:layer="layout" svg:width="9cm" svg:height="2cm" svg:x="8.999cm" svg:y="12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8cm" svg:height="1.25cm" svg:x="9.499cm" svg:y="13.399cm">
            <draw:text-box>
              <text:p text:style-name="P5">delete all data</text:p>
            </draw:text-box>
          </draw:frame>
        </draw:g>
        <draw:g>
          <draw:g>
            <draw:custom-shape draw:style-name="gr7" draw:text-style-name="P3" draw:layer="layout" svg:width="4.5cm" svg:height="3cm" svg:x="1.95cm" svg:y="9.5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0" draw:layer="layout" svg:width="3.937cm" svg:height="1.15cm" svg:x="2.188cm" svg:y="10.5cm">
              <draw:text-box>
                <text:p text:style-name="P9"><text:span text:style-name="T3">Driver</text:span></text:p>
              </draw:text-box>
            </draw:frame>
          </draw:g>
        </draw:g>
        <draw:g>
          <draw:custom-shape draw:style-name="gr2" draw:text-style-name="P3" draw:layer="layout" svg:width="9cm" svg:height="2cm" svg:x="9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8cm" svg:height="1.25cm" svg:x="9.5cm" svg:y="16.5cm">
            <draw:text-box>
              <text:p text:style-name="P5">write to db</text:p>
            </draw:text-box>
          </draw:frame>
        </draw:g>
      </draw:page>
      <draw:page draw:name="page3" draw:style-name="dp1" draw:master-page-name="Default">
        <draw:frame draw:style-name="gr1" draw:text-style-name="P2" draw:layer="layout" svg:width="9cm" svg:height="1.5cm" svg:x="6cm" svg:y="1.5cm">
          <draw:text-box>
            <text:p text:style-name="P1"><text:span text:style-name="T1">Data Integrity Issues</text:span></text:p>
          </draw:text-box>
        </draw:frame>
        <draw:g>
          <draw:custom-shape draw:style-name="gr9" draw:text-style-name="P3" draw:layer="layout" svg:width="7.251cm" svg:height="2cm" svg:x="11.799cm" svg:y="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8" draw:layer="layout" svg:width="6.5cm" svg:height="1.25cm" svg:x="12.05cm" svg:y="4.25cm">
            <draw:text-box>
              <text:p text:style-name="P5">delete</text:p>
            </draw:text-box>
          </draw:frame>
        </draw:g>
        <draw:g xml:id="id2" draw:id="id2">
          <draw:g>
            <draw:custom-shape draw:style-name="gr7" draw:text-style-name="P3" draw:layer="layout" svg:width="4.5cm" svg:height="3cm" svg:x="1.95cm" svg:y="9.5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0" draw:layer="layout" svg:width="3.937cm" svg:height="1.15cm" svg:x="2.188cm" svg:y="10.5cm">
              <draw:text-box>
                <text:p text:style-name="P9"><text:span text:style-name="T3">BANK</text:span></text:p>
              </draw:text-box>
            </draw:frame>
          </draw:g>
        </draw:g>
        <draw:g>
          <draw:custom-shape draw:style-name="gr9" draw:text-style-name="P3" draw:layer="layout" svg:width="7.251cm" svg:height="2cm" svg:x="1.999cm" svg:y="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8" draw:layer="layout" svg:width="6.5cm" svg:height="1.25cm" svg:x="2.25cm" svg:y="4.251cm">
            <draw:text-box>
              <text:p text:style-name="P5">write</text:p>
            </draw:text-box>
          </draw:frame>
        </draw:g>
        <draw:g xml:id="id1" draw:id="id1">
          <draw:custom-shape draw:style-name="gr10" draw:text-style-name="P3" draw:layer="layout" svg:width="5.5cm" svg:height="2.25cm" svg:x="9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2" draw:layer="layout" svg:width="3cm" svg:height="1.5cm" svg:x="10.25cm" svg:y="8.5cm">
            <draw:text-box>
              <text:p text:style-name="P11"><text:span text:style-name="T4">$100</text:span></text:p>
            </draw:text-box>
          </draw:frame>
        </draw:g>
        <draw:g xml:id="id3" draw:id="id3">
          <draw:custom-shape draw:style-name="gr10" draw:text-style-name="P3" draw:layer="layout" svg:width="5.5cm" svg:height="2.25cm" svg:x="9.001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2" draw:layer="layout" svg:width="3cm" svg:height="1.5cm" svg:x="10.251cm" svg:y="12.5cm">
            <draw:text-box>
              <text:p text:style-name="P11"><text:span text:style-name="T4">$50</text:span></text:p>
            </draw:text-box>
          </draw:frame>
        </draw:g>
        <draw:connector draw:style-name="gr11" draw:text-style-name="P13" draw:layer="layout" svg:x1="11.75cm" svg:y1="8cm" svg:x2="4.2cm" svg:y2="9.5cm" draw:start-shape="id1" draw:end-shape="id2" draw:end-glue-point="0" svg:d="M11750 8000v-554h-7550v2054" svg:viewBox="0 0 7551 2055">
          <text:p/>
        </draw:connector>
        <draw:connector draw:style-name="gr12" draw:text-style-name="P13" draw:layer="layout" svg:x1="6.45cm" svg:y1="11cm" svg:x2="9.001cm" svg:y2="13.125cm" draw:start-shape="id2" draw:end-shape="id3" draw:end-glue-point="3" svg:d="M6450 11000h1263v2125h1288" svg:viewBox="0 0 2552 2126">
          <text:p/>
        </draw:connector>
        <draw:g>
          <draw:custom-shape draw:style-name="gr13" draw:text-style-name="P3" draw:layer="layout" svg:width="6.25cm" svg:height="2.5cm" svg:x="2cm" svg:y="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4" draw:layer="layout" svg:width="5.5cm" svg:height="1.673cm" svg:x="2cm" svg:y="17.25cm">
            <draw:text-box>
              <text:p>Opening balance</text:p>
              <text:p>$200</text:p>
            </draw:text-box>
          </draw:frame>
        </draw:g>
        <draw:g>
          <draw:custom-shape draw:style-name="gr15" draw:text-style-name="P3" draw:layer="layout" svg:width="4.099cm" svg:height="2.5cm" svg:x="8.901cm" svg:y="17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4" draw:layer="layout" svg:width="3.607cm" svg:height="1.673cm" svg:x="8.901cm" svg:y="17.251cm">
            <draw:text-box>
              <text:p>Deposit</text:p>
              <text:p>$100</text:p>
            </draw:text-box>
          </draw:frame>
        </draw:g>
        <draw:g>
          <draw:custom-shape draw:style-name="gr17" draw:text-style-name="P3" draw:layer="layout" svg:width="4.349cm" svg:height="2.5cm" svg:x="14.401cm" svg:y="17.0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4" draw:layer="layout" svg:width="3.827cm" svg:height="2.384cm" svg:x="14.401cm" svg:y="17.252cm">
            <draw:text-box>
              <text:p>Withdrawal</text:p>
              <text:p>$50</text:p>
            </draw:text-box>
          </draw:frame>
        </draw:g>
        <draw:g>
          <draw:custom-shape draw:style-name="gr19" draw:text-style-name="P3" draw:layer="layout" svg:width="11.499cm" svg:height="1.899cm" svg:x="2.001cm" svg:y="20.1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4" draw:layer="layout" svg:width="10.119cm" svg:height="1.271cm" svg:x="2.001cm" svg:y="20.291cm">
            <draw:text-box>
              <text:p>Closing balance: $200 <text:s/>or <text:s/>$150?</text:p>
            </draw:text-box>
          </draw:frame>
        </draw:g>
        <draw:g xml:id="id4" draw:id="id4">
          <draw:custom-shape draw:style-name="gr9" draw:text-style-name="P3" draw:layer="layout" svg:width="7.251cm" svg:height="2cm" svg:x="1.999cm" svg:y="24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8" draw:layer="layout" svg:width="6.5cm" svg:height="1.25cm" svg:x="2.25cm" svg:y="24.352cm">
            <draw:text-box>
              <text:p text:style-name="P5">Cockroach DB</text:p>
            </draw:text-box>
          </draw:frame>
        </draw:g>
        <draw:frame draw:style-name="gr3" draw:text-style-name="P4" xml:id="id5" draw:id="id5" draw:layer="layout" svg:width="5.75cm" svg:height="1.25cm" svg:x="12cm" svg:y="24.35cm">
          <draw:text-box>
            <text:p>Mutexes</text:p>
          </draw:text-box>
        </draw:frame>
        <draw:connector draw:style-name="gr21" draw:text-style-name="P13" draw:layer="layout" draw:type="line" svg:x1="9.25cm" svg:y1="25.001cm" svg:x2="12cm" svg:y2="24.975cm" draw:start-shape="id4" draw:start-glue-point="1" draw:end-shape="id5" svg:d="M9250 25001l2750-26" svg:viewBox="0 0 2751 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6T18:00:21.181336918</meta:creation-date>
    <dc:date>2023-09-26T18:37:10.739646473</dc:date>
    <meta:editing-duration>PT36M45S</meta:editing-duration>
    <meta:editing-cycles>11</meta:editing-cycles>
    <meta:generator>LibreOffice/7.0.4.2$Linux_X86_64 LibreOffice_project/00$Build-2</meta:generator>
    <meta:document-statistic meta:object-count="84"/>
  </office:meta>
</office:document-meta>
</file>